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b8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kw@kkw-HP-Pro-Tower-280-G9-PCI-Desktop-PC:~$ mongosh</text:p>
      <text:p text:style-name="Standard">Current Mongosh Log ID:<text:tab/>662f198039f87a12652202d7</text:p>
      <text:p text:style-name="Standard">Connecting to:<text:tab/><text:tab/>mongodb://127.0.0.1:27017/?directConnection=true&amp;serverSelectionTimeoutMS=2000&amp;appName=mongosh+2.2.5</text:p>
      <text:p text:style-name="Standard">Using MongoDB:<text:tab/><text:tab/>7.0.9</text:p>
      <text:p text:style-name="Standard">Using Mongosh:<text:tab/><text:tab/>2.2.5</text:p>
      <text:p text:style-name="Standard"/>
      <text:p text:style-name="Standard">For mongosh info see: https://docs.mongodb.com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4-04-29T08:40:59.663+05:30: Using the XFS filesystem is strongly recommended with the WiredTiger storage engine. See http://dochub.mongodb.org/core/prodnotes-filesystem</text:p>
      <text:p text:style-name="Standard"><text:s text:c="3"/>2024-04-29T08:40:59.777+05:30: Access control is not enabled for the database. Read and write access to data and configuration is unrestricted</text:p>
      <text:p text:style-name="Standard"><text:s text:c="3"/>2024-04-29T08:40:59.777+05:30: vm.max_map_count is too low</text:p>
      <text:p text:style-name="Standard">------</text:p>
      <text:p text:style-name="Standard"/>
      <text:p text:style-name="Standard">test&gt; use my_db</text:p>
      <text:p text:style-name="Standard">switched to db my_db</text:p>
      <text:p text:style-name="Standard">my_db&gt; db.createCollection('student_information')</text:p>
      <text:p text:style-name="Standard">{ ok: 1 }</text:p>
      <text:p text:style-name="Standard">my_db&gt; db.student_information.insertMany([{stud_id:'001', name:'Reva Kulkarni',year:'Final year',city:'Nashik',phone:'9427327334'},{stud_id:'002',name:'Jay Thorat',year:'First year',city:'Nashik',phone:'937436426'},{stud_id:'003',name:'Riya Jain',city:'Nashik',phone:'9263726732'},{stud_id:'004',name:'Rutuja',city:'Nagpur',phone:'9028197813'},{stud_id:'005',name:'Tanay',city:'Nashik',phone:'382732899'}])</text:p>
      <text:p text:style-name="Standard">{</text:p>
      <text:p text:style-name="Standard"><text:s text:c="2"/>acknowledged: true,</text:p>
      <text:p text:style-name="Standard"><text:s text:c="2"/>insertedIds: {</text:p>
      <text:p text:style-name="Standard"><text:s text:c="4"/>'0': ObjectId('662f1d4839f87a12652202d8'),</text:p>
      <text:p text:style-name="Standard"><text:s text:c="4"/>'1': ObjectId('662f1d4839f87a12652202d9'),</text:p>
      <text:p text:style-name="Standard"><text:s text:c="4"/>'2': ObjectId('662f1d4839f87a12652202da'),</text:p>
      <text:p text:style-name="Standard"><text:s text:c="4"/>'3': ObjectId('662f1d4839f87a12652202db'),</text:p>
      <text:p text:style-name="Standard"><text:s text:c="4"/>'4': ObjectId('662f1d4839f87a12652202dc')</text:p>
      <text:p text:style-name="Standard"><text:s text:c="2"/>}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Nashik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oft-page-break/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 text:c="4"/>city: 'Nashik',</text:p>
      <text:p text:style-name="Standard"><text:s text:c="4"/>phone: '382732899'</text:p>
      <text:p text:style-name="Standard"><text:s text:c="2"/>}</text:p>
      <text:p text:style-name="Standard">]</text:p>
      <text:p text:style-name="Standard">my_db&gt; db.student_information.updateOne({city:'Nashik'},{$set:{city:'Pune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oft-page-break/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 text:c="4"/>city: 'Nashik',</text:p>
      <text:p text:style-name="Standard"><text:s text:c="4"/>phone: '382732899'</text:p>
      <text:p text:style-name="Standard"><text:s text:c="2"/>}</text:p>
      <text:p text:style-name="Standard">]</text:p>
      <text:p text:style-name="Standard">my_db&gt; db.student_information.insertOne({stud_id:'001',name:'Rutuja Bagul',city:'Pune',phone:'783748272'})</text:p>
      <text:p text:style-name="Standard">{</text:p>
      <text:p text:style-name="Standard"><text:s text:c="2"/>acknowledged: true,</text:p>
      <text:p text:style-name="Standard"><text:s text:c="2"/>insertedId: ObjectId('662f1dd639f87a12652202dd')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oft-page-break/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updateOne({stud_id:'001'},{$set:{stud_id:'006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updateOne({name:'Tanay'},{$set:{name:'Tany Shimpi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oft-page-break/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kkw@kkw-HP-Pro-Tower-280-G9-PCI-Desktop-PC:~$ mongosh</text:p>
      <text:p text:style-name="Standard">Current Mongosh Log ID:<text:tab/>662f198039f87a12652202d7</text:p>
      <text:p text:style-name="Standard">Connecting to:<text:tab/><text:tab/>mongodb://127.0.0.1:27017/?directConnection=true&amp;serverSelectionTimeoutMS=2000&amp;appName=mongosh+2.2.5</text:p>
      <text:p text:style-name="Standard">Using MongoDB:<text:tab/><text:tab/>7.0.9</text:p>
      <text:p text:style-name="Standard">Using Mongosh:<text:tab/><text:tab/>2.2.5</text:p>
      <text:p text:style-name="Standard"/>
      <text:p text:style-name="Standard">For mongosh info see: https://docs.mongodb.com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4-04-29T08:40:59.663+05:30: Using the XFS filesystem is strongly recommended with the WiredTiger storage engine. See http://dochub.mongodb.org/core/prodnotes-filesystem</text:p>
      <text:p text:style-name="Standard"><text:s text:c="3"/>2024-04-29T08:40:59.777+05:30: Access control is not enabled for the database. Read and write access to data and configuration is unrestricted</text:p>
      <text:p text:style-name="Standard"><text:s text:c="3"/>2024-04-29T08:40:59.777+05:30: vm.max_map_count is too low</text:p>
      <text:p text:style-name="Standard">------</text:p>
      <text:p text:style-name="Standard"/>
      <text:p text:style-name="Standard">test&gt; use my_db</text:p>
      <text:p text:style-name="Standard">switched to db my_db</text:p>
      <text:p text:style-name="Standard">my_db&gt; db.createCollection('student_information')</text:p>
      <text:p text:style-name="Standard">{ ok: 1 }</text:p>
      <text:p text:style-name="Standard"><text:soft-page-break/>my_db&gt; db.student_information.insertMany([{stud_id:'001', name:'Reva Kulkarni',year:'Final year',city:'Nashik',phone:'9427327334'},{stud_id:'002',name:'Jay Thorat',year:'First year',city:'Nashik',phone:'937436426'},{stud_id:'003',name:'Riya Jain',city:'Nashik',phone:'9263726732'},{stud_id:'004',name:'Rutuja',city:'Nagpur',phone:'9028197813'},{stud_id:'005',name:'Tanay',city:'Nashik',phone:'382732899'}])</text:p>
      <text:p text:style-name="Standard">{</text:p>
      <text:p text:style-name="Standard"><text:s text:c="2"/>acknowledged: true,</text:p>
      <text:p text:style-name="Standard"><text:s text:c="2"/>insertedIds: {</text:p>
      <text:p text:style-name="Standard"><text:s text:c="4"/>'0': ObjectId('662f1d4839f87a12652202d8'),</text:p>
      <text:p text:style-name="Standard"><text:s text:c="4"/>'1': ObjectId('662f1d4839f87a12652202d9'),</text:p>
      <text:p text:style-name="Standard"><text:s text:c="4"/>'2': ObjectId('662f1d4839f87a12652202da'),</text:p>
      <text:p text:style-name="Standard"><text:s text:c="4"/>'3': ObjectId('662f1d4839f87a12652202db'),</text:p>
      <text:p text:style-name="Standard"><text:s text:c="4"/>'4': ObjectId('662f1d4839f87a12652202dc')</text:p>
      <text:p text:style-name="Standard"><text:s text:c="2"/>}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Nashik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oft-page-break/><text:s text:c="4"/>city: 'Nashik',</text:p>
      <text:p text:style-name="Standard"><text:s text:c="4"/>phone: '382732899'</text:p>
      <text:p text:style-name="Standard"><text:s text:c="2"/>}</text:p>
      <text:p text:style-name="Standard">]</text:p>
      <text:p text:style-name="Standard">my_db&gt; db.student_information.updateOne({city:'Nashik'},{$set:{city:'Pune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 text:c="4"/>city: 'Nashik',</text:p>
      <text:p text:style-name="Standard"><text:s text:c="4"/>phone: '382732899'</text:p>
      <text:p text:style-name="Standard"><text:s text:c="2"/>}</text:p>
      <text:p text:style-name="Standard">]</text:p>
      <text:p text:style-name="Standard"><text:soft-page-break/>my_db&gt; db.student_information.insertOne({stud_id:'001',name:'Rutuja Bagul',city:'Pune',phone:'783748272'})</text:p>
      <text:p text:style-name="Standard">{</text:p>
      <text:p text:style-name="Standard"><text:s text:c="2"/>acknowledged: true,</text:p>
      <text:p text:style-name="Standard"><text:s text:c="2"/>insertedId: ObjectId('662f1dd639f87a12652202dd')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1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ay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<text:soft-page-break/>]</text:p>
      <text:p text:style-name="Standard">my_db&gt; db.student_information.updateOne({stud_id:'001'},{$set:{stud_id:'006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updateOne({name:'Tanay'},{$set:{name:'Tany Shimpi'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b'),</text:p>
      <text:p text:style-name="Standard"><text:s text:c="4"/>stud_id: '004',</text:p>
      <text:p text:style-name="Standard"><text:s text:c="4"/>name: 'Rutuja',</text:p>
      <text:p text:style-name="Standard"><text:s text:c="4"/>city: 'Nagpur',</text:p>
      <text:p text:style-name="Standard"><text:s text:c="4"/>phone: '9028197813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oft-page-break/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deleteOne({stud_id:'004'})</text:p>
      <text:p text:style-name="Standard">{ acknowledged: true, deletedCount: 1 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oft-page-break/><text:s text:c="2"/>}</text:p>
      <text:p text:style-name="Standard">]</text:p>
      <text:p text:style-name="Standard">my_db&gt; db.student_information.find({$and : [{city:'Nashik'},{year:'First year'}]})</text:p>
      <text:p text:style-name="Standard">[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</text:p>
      <text:p text:style-name="Standard">]</text:p>
      <text:p text:style-name="Standard">my_db&gt; show collections</text:p>
      <text:p text:style-name="Standard">student_information</text:p>
      <text:p text:style-name="Standard">my_db&gt; db.createCollection('table')</text:p>
      <text:p text:style-name="Standard">{ ok: 1 }</text:p>
      <text:p text:style-name="Standard">my_db&gt; db.createCollection('table12345')</text:p>
      <text:p text:style-name="Standard">{ ok: 1 }</text:p>
      <text:p text:style-name="Standard">my_db&gt; show collections</text:p>
      <text:p text:style-name="Standard">student_information</text:p>
      <text:p text:style-name="Standard">table</text:p>
      <text:p text:style-name="Standard">table12345</text:p>
      <text:p text:style-name="Standard">my_db&gt; show databases</text:p>
      <text:p text:style-name="Standard">admin <text:s text:c="3"/>40.00 KiB</text:p>
      <text:p text:style-name="Standard">config <text:s/>108.00 KiB</text:p>
      <text:p text:style-name="Standard">data <text:s text:c="4"/>56.00 KiB</text:p>
      <text:p text:style-name="Standard">local <text:s text:c="3"/>40.00 KiB</text:p>
      <text:p text:style-name="Standard">my_db <text:s text:c="3"/>88.00 KiB</text:p>
      <text:p text:style-name="Standard">my_db&gt; db.table12345.drop()</text:p>
      <text:p text:style-name="Standard">true</text:p>
      <text:p text:style-name="Standard">my_db&gt; show collections</text:p>
      <text:p text:style-name="Standard">student_information</text:p>
      <text:p text:style-name="Standard">table</text:p>
      <text:p text:style-name="P1">my_db&gt; db.student_informkkw@kkw-HP-Pro-Tower-280-G9-PCI-Desktop-PC:~$ mongosh</text:p>
      <text:p text:style-name="P1">Current Mongosh Log ID:<text:tab/>662f198039f87a12652202d7</text:p>
      <text:p text:style-name="P1">Connecting to:<text:tab/><text:tab/>mongodb://127.0.0.1:27017/?directConnection=true&amp;serverSelectionTimeoutMS=2000&amp;appName=mongosh+2.2.5</text:p>
      <text:p text:style-name="P1">Using MongoDB:<text:tab/><text:tab/>7.0.9</text:p>
      <text:p text:style-name="P1">Using Mongosh:<text:tab/><text:tab/>2.2.5</text:p>
      <text:p text:style-name="P1"/>
      <text:p text:style-name="P1">For mongosh info see: https://docs.mongodb.com/mongodb-shell/</text:p>
      <text:p text:style-name="P1"/>
      <text:p text:style-name="P1">------</text:p>
      <text:p text:style-name="P1"><text:s text:c="3"/>The server generated these startup warnings when booting</text:p>
      <text:p text:style-name="P1"><text:s text:c="3"/>2024-04-29T08:40:59.663+05:30: Using the XFS filesystem is strongly recommended with the WiredTiger storage engine. See http://dochub.mongodb.org/core/prodnotes-filesystem</text:p>
      <text:p text:style-name="P1"><text:s text:c="3"/>2024-04-29T08:40:59.777+05:30: Access control is not enabled for the database. Read and write access to data and configuration is unrestricted</text:p>
      <text:p text:style-name="P1"><text:s text:c="3"/>2024-04-29T08:40:59.777+05:30: vm.max_map_count is too low</text:p>
      <text:p text:style-name="P1">------</text:p>
      <text:p text:style-name="P1"/>
      <text:p text:style-name="P1"><text:soft-page-break/>test&gt; use my_db</text:p>
      <text:p text:style-name="P1">switched to db my_db</text:p>
      <text:p text:style-name="P1">my_db&gt; db.createCollection('student_information')</text:p>
      <text:p text:style-name="P1">{ ok: 1 }</text:p>
      <text:p text:style-name="P1">my_db&gt; db.student_information.insertMany([{stud_id:'001', name:'Reva Kulkarni',year:'Final year',city:'Nashik',phone:'9427327334'},{stud_id:'002',name:'Jay Thorat',year:'First year',city:'Nashik',phone:'937436426'},{stud_id:'003',name:'Riya Jain',city:'Nashik',phone:'9263726732'},{stud_id:'004',name:'Rutuja',city:'Nagpur',phone:'9028197813'},{stud_id:'005',name:'Tanay',city:'Nashik',phone:'382732899'}])</text:p>
      <text:p text:style-name="P1">{</text:p>
      <text:p text:style-name="P1"><text:s text:c="2"/>acknowledged: true,</text:p>
      <text:p text:style-name="P1"><text:s text:c="2"/>insertedIds: {</text:p>
      <text:p text:style-name="P1"><text:s text:c="4"/>'0': ObjectId('662f1d4839f87a12652202d8'),</text:p>
      <text:p text:style-name="P1"><text:s text:c="4"/>'1': ObjectId('662f1d4839f87a12652202d9'),</text:p>
      <text:p text:style-name="P1"><text:s text:c="4"/>'2': ObjectId('662f1d4839f87a12652202da'),</text:p>
      <text:p text:style-name="P1"><text:s text:c="4"/>'3': ObjectId('662f1d4839f87a12652202db'),</text:p>
      <text:p text:style-name="P1"><text:s text:c="4"/>'4': ObjectId('662f1d4839f87a12652202dc')</text:p>
      <text:p text:style-name="P1"><text:s text:c="2"/>}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Nashik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oft-page-break/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updateOne({city:'Nashik'},{$set:{city:'Pune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oft-page-break/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insertOne({stud_id:'001',name:'Rutuja Bagul',city:'Pune',phone:'783748272'})</text:p>
      <text:p text:style-name="P1">{</text:p>
      <text:p text:style-name="P1"><text:s text:c="2"/>acknowledged: true,</text:p>
      <text:p text:style-name="P1"><text:s text:c="2"/>insertedId: ObjectId('662f1dd639f87a12652202dd')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oft-page-break/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updateOne({stud_id:'001'},{$set:{stud_id:'006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updateOne({name:'Tanay'},{$set:{name:'Tany Shimpi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oft-page-break/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deleteOne({stud_id:'004'})</text:p>
      <text:p text:style-name="P1">{ acknowledged: true, deletedCount: 1 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oft-page-break/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find({$and : [{city:'Nashik'},{year:'First year'}]})</text:p>
      <text:p text:style-name="P1">[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</text:p>
      <text:p text:style-name="P1">]</text:p>
      <text:p text:style-name="P1">my_db&gt; show collections</text:p>
      <text:p text:style-name="P1">student_information</text:p>
      <text:p text:style-name="P1">my_db&gt; db.createCollection('table')</text:p>
      <text:p text:style-name="P1">{ ok: 1 }</text:p>
      <text:p text:style-name="P1">my_db&gt; db.createCollection('table12345')</text:p>
      <text:p text:style-name="P1">{ ok: 1 }</text:p>
      <text:p text:style-name="P1">my_db&gt; show collections</text:p>
      <text:p text:style-name="P1">student_information</text:p>
      <text:p text:style-name="P1">table</text:p>
      <text:p text:style-name="P1">table12345</text:p>
      <text:p text:style-name="P1">my_db&gt; show databases</text:p>
      <text:p text:style-name="P1">admin <text:s text:c="3"/>40.00 KiB</text:p>
      <text:p text:style-name="P1">config <text:s/>108.00 KiB</text:p>
      <text:p text:style-name="P1">data <text:s text:c="4"/>56.00 KiB</text:p>
      <text:p text:style-name="P1">local <text:s text:c="3"/>40.00 KiB</text:p>
      <text:p text:style-name="P1">my_db <text:s text:c="3"/>88.00 KiB</text:p>
      <text:p text:style-name="P1">my_db&gt; db.table12345.drop()</text:p>
      <text:p text:style-name="P1">true</text:p>
      <text:p text:style-name="P1">my_db&gt; show collections</text:p>
      <text:p text:style-name="P1">student_informationkkw@kkw-HP-Pro-Tower-280-G9-PCI-Desktop-PC:~$ mongosh</text:p>
      <text:p text:style-name="P1">Current Mongosh Log ID:<text:tab/>662f198039f87a12652202d7</text:p>
      <text:p text:style-name="P1">Connecting to:<text:tab/><text:tab/>mongodb://127.0.0.1:27017/?directConnection=true&amp;serverSelectionTimeoutMS=2000&amp;appName=mongosh+2.2.5</text:p>
      <text:p text:style-name="P1">Using MongoDB:<text:tab/><text:tab/>7.0.9</text:p>
      <text:p text:style-name="P1">Using Mongosh:<text:tab/><text:tab/>2.2.5</text:p>
      <text:p text:style-name="P1"/>
      <text:p text:style-name="P1">For mongosh info see: https://docs.mongodb.com/mongodb-shell/</text:p>
      <text:p text:style-name="P1"/>
      <text:p text:style-name="P1">------</text:p>
      <text:p text:style-name="P1"><text:s text:c="3"/>The server generated these startup warnings when booting</text:p>
      <text:p text:style-name="P1"><text:s text:c="3"/>2024-04-29T08:40:59.663+05:30: Using the XFS filesystem is strongly recommended with the WiredTiger storage engine. See http://dochub.mongodb.org/core/prodnotes-filesystem</text:p>
      <text:p text:style-name="P1"><text:s text:c="3"/>2024-04-29T08:40:59.777+05:30: Access control is not enabled for the database. Read and write access to data and configuration is unrestricted</text:p>
      <text:p text:style-name="P1"><text:s text:c="3"/>2024-04-29T08:40:59.777+05:30: vm.max_map_count is too low</text:p>
      <text:p text:style-name="P1"><text:soft-page-break/>------</text:p>
      <text:p text:style-name="P1"/>
      <text:p text:style-name="P1">test&gt; use my_db</text:p>
      <text:p text:style-name="P1">switched to db my_db</text:p>
      <text:p text:style-name="P1">my_db&gt; db.createCollection('student_information')</text:p>
      <text:p text:style-name="P1">{ ok: 1 }</text:p>
      <text:p text:style-name="P1">my_db&gt; db.student_information.insertMany([{stud_id:'001', name:'Reva Kulkarni',year:'Final year',city:'Nashik',phone:'9427327334'},{stud_id:'002',name:'Jay Thorat',year:'First year',city:'Nashik',phone:'937436426'},{stud_id:'003',name:'Riya Jain',city:'Nashik',phone:'9263726732'},{stud_id:'004',name:'Rutuja',city:'Nagpur',phone:'9028197813'},{stud_id:'005',name:'Tanay',city:'Nashik',phone:'382732899'}])</text:p>
      <text:p text:style-name="P1">{</text:p>
      <text:p text:style-name="P1"><text:s text:c="2"/>acknowledged: true,</text:p>
      <text:p text:style-name="P1"><text:s text:c="2"/>insertedIds: {</text:p>
      <text:p text:style-name="P1"><text:s text:c="4"/>'0': ObjectId('662f1d4839f87a12652202d8'),</text:p>
      <text:p text:style-name="P1"><text:s text:c="4"/>'1': ObjectId('662f1d4839f87a12652202d9'),</text:p>
      <text:p text:style-name="P1"><text:s text:c="4"/>'2': ObjectId('662f1d4839f87a12652202da'),</text:p>
      <text:p text:style-name="P1"><text:s text:c="4"/>'3': ObjectId('662f1d4839f87a12652202db'),</text:p>
      <text:p text:style-name="P1"><text:s text:c="4"/>'4': ObjectId('662f1d4839f87a12652202dc')</text:p>
      <text:p text:style-name="P1"><text:s text:c="2"/>}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Nashik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oft-page-break/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updateOne({city:'Nashik'},{$set:{city:'Pune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oft-page-break/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insertOne({stud_id:'001',name:'Rutuja Bagul',city:'Pune',phone:'783748272'})</text:p>
      <text:p text:style-name="P1">{</text:p>
      <text:p text:style-name="P1"><text:s text:c="2"/>acknowledged: true,</text:p>
      <text:p text:style-name="P1"><text:s text:c="2"/>insertedId: ObjectId('662f1dd639f87a12652202dd')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oft-page-break/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updateOne({stud_id:'001'},{$set:{stud_id:'006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updateOne({name:'Tanay'},{$set:{name:'Tany Shimpi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oft-page-break/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deleteOne({stud_id:'004'})</text:p>
      <text:p text:style-name="P1">{ acknowledged: true, deletedCount: 1 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oft-page-break/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find({$and : [{city:'Nashik'},{year:'First year'}]})</text:p>
      <text:p text:style-name="P1">[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</text:p>
      <text:p text:style-name="P1">]</text:p>
      <text:p text:style-name="P1">my_db&gt; show collections</text:p>
      <text:p text:style-name="P1">student_information</text:p>
      <text:p text:style-name="P1">my_db&gt; db.createCollection('table')</text:p>
      <text:p text:style-name="P1">{ ok: 1 }</text:p>
      <text:p text:style-name="P1">my_db&gt; db.createCollection('table12345')</text:p>
      <text:p text:style-name="P1">{ ok: 1 }</text:p>
      <text:p text:style-name="P1">my_db&gt; show collections</text:p>
      <text:p text:style-name="P1">student_information</text:p>
      <text:p text:style-name="P1">table</text:p>
      <text:p text:style-name="P1">table12345</text:p>
      <text:p text:style-name="P1">my_db&gt; show databases</text:p>
      <text:p text:style-name="P1">admin <text:s text:c="3"/>40.00 KiB</text:p>
      <text:p text:style-name="P1">config <text:s/>108.00 KiB</text:p>
      <text:p text:style-name="P1">data <text:s text:c="4"/>56.00 KiB</text:p>
      <text:p text:style-name="P1">local <text:s text:c="3"/>40.00 KiB</text:p>
      <text:p text:style-name="P1">my_db <text:s text:c="3"/>88.00 KiBkkw@kkw-HP-Pro-Tower-280-G9-PCI-Desktop-PC:~$ mongosh</text:p>
      <text:p text:style-name="P1">Current Mongosh Log ID:<text:tab/>662f198039f87a12652202d7</text:p>
      <text:p text:style-name="P1">Connecting to:<text:tab/><text:tab/>mongodb://127.0.0.1:27017/?directConnection=true&amp;serverSelectionTimeoutMS=2000&amp;appName=mongosh+2.2.5</text:p>
      <text:p text:style-name="P1">Using MongoDB:<text:tab/><text:tab/>7.0.9</text:p>
      <text:p text:style-name="P1">Using Mongosh:<text:tab/><text:tab/>2.2.5</text:p>
      <text:p text:style-name="P1"/>
      <text:p text:style-name="P1">For mongosh info see: https://docs.mongodb.com/mongodb-shell/</text:p>
      <text:p text:style-name="P1"/>
      <text:p text:style-name="P1">------</text:p>
      <text:p text:style-name="P1"><text:s text:c="3"/>The server generated these startup warnings when booting</text:p>
      <text:p text:style-name="P1"><text:s text:c="3"/>2024-04-29T08:40:59.663+05:30: Using the XFS filesystem is strongly recommended with the WiredTiger storage engine. See http://dochub.mongodb.org/core/prodnotes-filesystem</text:p>
      <text:p text:style-name="P1"><text:s text:c="3"/>2024-04-29T08:40:59.777+05:30: Access control is not enabled for the database. Read and write access to data and configuration is unrestricted</text:p>
      <text:p text:style-name="P1"><text:s text:c="3"/>2024-04-29T08:40:59.777+05:30: vm.max_map_count is too low</text:p>
      <text:p text:style-name="P1">------</text:p>
      <text:p text:style-name="P1"/>
      <text:p text:style-name="P1"><text:soft-page-break/>test&gt; use my_db</text:p>
      <text:p text:style-name="P1">switched to db my_db</text:p>
      <text:p text:style-name="P1">my_db&gt; db.createCollection('student_information')</text:p>
      <text:p text:style-name="P1">{ ok: 1 }</text:p>
      <text:p text:style-name="P1">my_db&gt; db.student_information.insertMany([{stud_id:'001', name:'Reva Kulkarni',year:'Final year',city:'Nashik',phone:'9427327334'},{stud_id:'002',name:'Jay Thorat',year:'First year',city:'Nashik',phone:'937436426'},{stud_id:'003',name:'Riya Jain',city:'Nashik',phone:'9263726732'},{stud_id:'004',name:'Rutuja',city:'Nagpur',phone:'9028197813'},{stud_id:'005',name:'Tanay',city:'Nashik',phone:'382732899'}])</text:p>
      <text:p text:style-name="P1">{</text:p>
      <text:p text:style-name="P1"><text:s text:c="2"/>acknowledged: true,</text:p>
      <text:p text:style-name="P1"><text:s text:c="2"/>insertedIds: {</text:p>
      <text:p text:style-name="P1"><text:s text:c="4"/>'0': ObjectId('662f1d4839f87a12652202d8'),</text:p>
      <text:p text:style-name="P1"><text:s text:c="4"/>'1': ObjectId('662f1d4839f87a12652202d9'),</text:p>
      <text:p text:style-name="P1"><text:s text:c="4"/>'2': ObjectId('662f1d4839f87a12652202da'),</text:p>
      <text:p text:style-name="P1"><text:s text:c="4"/>'3': ObjectId('662f1d4839f87a12652202db'),</text:p>
      <text:p text:style-name="P1"><text:s text:c="4"/>'4': ObjectId('662f1d4839f87a12652202dc')</text:p>
      <text:p text:style-name="P1"><text:s text:c="2"/>}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Nashik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oft-page-break/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updateOne({city:'Nashik'},{$set:{city:'Pune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oft-page-break/><text:s text:c="4"/>city: 'Nashik',</text:p>
      <text:p text:style-name="P1"><text:s text:c="4"/>phone: '382732899'</text:p>
      <text:p text:style-name="P1"><text:s text:c="2"/>}</text:p>
      <text:p text:style-name="P1">]</text:p>
      <text:p text:style-name="P1">my_db&gt; db.student_information.insertOne({stud_id:'001',name:'Rutuja Bagul',city:'Pune',phone:'783748272'})</text:p>
      <text:p text:style-name="P1">{</text:p>
      <text:p text:style-name="P1"><text:s text:c="2"/>acknowledged: true,</text:p>
      <text:p text:style-name="P1"><text:s text:c="2"/>insertedId: ObjectId('662f1dd639f87a12652202dd')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1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ay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oft-page-break/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updateOne({stud_id:'001'},{$set:{stud_id:'006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updateOne({name:'Tanay'},{$set:{name:'Tany Shimpi'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b'),</text:p>
      <text:p text:style-name="P1"><text:s text:c="4"/>stud_id: '004',</text:p>
      <text:p text:style-name="P1"><text:s text:c="4"/>name: 'Rutuja',</text:p>
      <text:p text:style-name="P1"><text:s text:c="4"/>city: 'Nagpur',</text:p>
      <text:p text:style-name="P1"><text:s text:c="4"/>phone: '9028197813'</text:p>
      <text:p text:style-name="P1"><text:soft-page-break/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deleteOne({stud_id:'004'})</text:p>
      <text:p text:style-name="P1">{ acknowledged: true, deletedCount: 1 }</text:p>
      <text:p text:style-name="P1">my_db&gt; db.student_information.find(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oft-page-break/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find({$and : [{city:'Nashik'},{year:'First year'}]})</text:p>
      <text:p text:style-name="P1">[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</text:p>
      <text:p text:style-name="P1">]</text:p>
      <text:p text:style-name="P1">my_db&gt; show collections</text:p>
      <text:p text:style-name="P1">student_information</text:p>
      <text:p text:style-name="P1">my_db&gt; db.createCollection('table')</text:p>
      <text:p text:style-name="P1">{ ok: 1 }</text:p>
      <text:p text:style-name="P1">my_db&gt; db.createCollection('table12345')</text:p>
      <text:p text:style-name="P1">{ ok: 1 }</text:p>
      <text:p text:style-name="P1">my_db&gt; show collections</text:p>
      <text:p text:style-name="P1">student_information</text:p>
      <text:p text:style-name="P1">table</text:p>
      <text:p text:style-name="P1">table12345</text:p>
      <text:p text:style-name="P1">my_db&gt; show databases</text:p>
      <text:p text:style-name="P1">admin <text:s text:c="3"/>40.00 KiB</text:p>
      <text:p text:style-name="P1">config <text:s/>108.00 KiB</text:p>
      <text:p text:style-name="P1">data <text:s text:c="4"/>56.00 KiB</text:p>
      <text:p text:style-name="P1">local <text:s text:c="3"/>40.00 KiB</text:p>
      <text:p text:style-name="P1">my_db <text:s text:c="3"/>88.00 KiB</text:p>
      <text:p text:style-name="P1">my_db&gt; db.table12345.drop()</text:p>
      <text:p text:style-name="P1">true</text:p>
      <text:p text:style-name="P1">my_db&gt; show collections</text:p>
      <text:p text:style-name="P1">student_information</text:p>
      <text:p text:style-name="P1">table</text:p>
      <text:p text:style-name="P1">my_db&gt; db.student_information.find({$or : [{city:'Pune'},{city:'Nashik'}]}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oft-page-break/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renameCollection('students_info')</text:p>
      <text:p text:style-name="P1">{ ok: 1 }</text:p>
      <text:p text:style-name="P1">my_db&gt; show collections</text:p>
      <text:p text:style-name="P1">students_info</text:p>
      <text:p text:style-name="P1">table</text:p>
      <text:p text:style-name="P1">my_db&gt; </text:p>
      <text:p text:style-name="P1"/>
      <text:p text:style-name="P1">my_db&gt; db.table12345.drop()</text:p>
      <text:p text:style-name="P1">true</text:p>
      <text:p text:style-name="P1">my_db&gt; show collections</text:p>
      <text:p text:style-name="P1">student_information</text:p>
      <text:p text:style-name="P1">table</text:p>
      <text:p text:style-name="P1">my_db&gt; db.student_information.find({$or : [{city:'Pune'},{city:'Nashik'}]}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oft-page-break/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renameCollection('students_info')</text:p>
      <text:p text:style-name="P1">{ ok: 1 }</text:p>
      <text:p text:style-name="P1">my_db&gt; show collections</text:p>
      <text:p text:style-name="P1">students_info</text:p>
      <text:p text:style-name="P1">table</text:p>
      <text:p text:style-name="P1">my_db&gt; </text:p>
      <text:p text:style-name="P1"/>
      <text:p text:style-name="P1">table</text:p>
      <text:p text:style-name="P1">my_db&gt; db.student_information.find({$or : [{city:'Pune'},{city:'Nashik'}]})</text:p>
      <text:p text:style-name="P1">[</text:p>
      <text:p text:style-name="P1"><text:s text:c="2"/>{</text:p>
      <text:p text:style-name="P1"><text:s text:c="4"/>_id: ObjectId('662f1d4839f87a12652202d8'),</text:p>
      <text:p text:style-name="P1"><text:s text:c="4"/>stud_id: '006',</text:p>
      <text:p text:style-name="P1"><text:s text:c="4"/>name: 'Reva Kulkarni',</text:p>
      <text:p text:style-name="P1"><text:s text:c="4"/>year: 'Final year',</text:p>
      <text:p text:style-name="P1"><text:s text:c="4"/>city: 'Pune',</text:p>
      <text:p text:style-name="P1"><text:s text:c="4"/>phone: '9427327334'</text:p>
      <text:p text:style-name="P1"><text:s text:c="2"/>},</text:p>
      <text:p text:style-name="P1"><text:s text:c="2"/>{</text:p>
      <text:p text:style-name="P1"><text:s text:c="4"/>_id: ObjectId('662f1d4839f87a12652202d9'),</text:p>
      <text:p text:style-name="P1"><text:s text:c="4"/>stud_id: '002',</text:p>
      <text:p text:style-name="P1"><text:s text:c="4"/>name: 'Jay Thorat',</text:p>
      <text:p text:style-name="P1"><text:s text:c="4"/>year: 'First year',</text:p>
      <text:p text:style-name="P1"><text:s text:c="4"/>city: 'Nashik',</text:p>
      <text:p text:style-name="P1"><text:s text:c="4"/>phone: '937436426'</text:p>
      <text:p text:style-name="P1"><text:s text:c="2"/>},</text:p>
      <text:p text:style-name="P1"><text:soft-page-break/><text:s text:c="2"/>{</text:p>
      <text:p text:style-name="P1"><text:s text:c="4"/>_id: ObjectId('662f1d4839f87a12652202da'),</text:p>
      <text:p text:style-name="P1"><text:s text:c="4"/>stud_id: '003',</text:p>
      <text:p text:style-name="P1"><text:s text:c="4"/>name: 'Riya Jain',</text:p>
      <text:p text:style-name="P1"><text:s text:c="4"/>city: 'Nashik',</text:p>
      <text:p text:style-name="P1"><text:s text:c="4"/>phone: '9263726732'</text:p>
      <text:p text:style-name="P1"><text:s text:c="2"/>},</text:p>
      <text:p text:style-name="P1"><text:s text:c="2"/>{</text:p>
      <text:p text:style-name="P1"><text:s text:c="4"/>_id: ObjectId('662f1d4839f87a12652202dc'),</text:p>
      <text:p text:style-name="P1"><text:s text:c="4"/>stud_id: '005',</text:p>
      <text:p text:style-name="P1"><text:s text:c="4"/>name: 'Tany Shimpi',</text:p>
      <text:p text:style-name="P1"><text:s text:c="4"/>city: 'Nashik',</text:p>
      <text:p text:style-name="P1"><text:s text:c="4"/>phone: '382732899'</text:p>
      <text:p text:style-name="P1"><text:s text:c="2"/>},</text:p>
      <text:p text:style-name="P1"><text:s text:c="2"/>{</text:p>
      <text:p text:style-name="P1"><text:s text:c="4"/>_id: ObjectId('662f1dd639f87a12652202dd'),</text:p>
      <text:p text:style-name="P1"><text:s text:c="4"/>stud_id: '001',</text:p>
      <text:p text:style-name="P1"><text:s text:c="4"/>name: 'Rutuja Bagul',</text:p>
      <text:p text:style-name="P1"><text:s text:c="4"/>city: 'Pune',</text:p>
      <text:p text:style-name="P1"><text:s text:c="4"/>phone: '783748272'</text:p>
      <text:p text:style-name="P1"><text:s text:c="2"/>}</text:p>
      <text:p text:style-name="P1">]</text:p>
      <text:p text:style-name="P1">my_db&gt; db.student_information.renameCollection('students_info')</text:p>
      <text:p text:style-name="P1">{ ok: 1 }</text:p>
      <text:p text:style-name="P1">my_db&gt; show collections</text:p>
      <text:p text:style-name="P1">students_info</text:p>
      <text:p text:style-name="P1">table</text:p>
      <text:p text:style-name="P1">my_db&gt; </text:p>
      <text:p text:style-name="P1">ation.find({$or : [{city:'Pune'},{city:'Nashik'}]}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oft-page-break/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renameCollection('students_info')</text:p>
      <text:p text:style-name="Standard">{ ok: 1 }</text:p>
      <text:p text:style-name="Standard">my_db&gt; show collections</text:p>
      <text:p text:style-name="Standard">students_info</text:p>
      <text:p text:style-name="Standard">table</text:p>
      <text:p text:style-name="Standard">my_db&gt; </text:p>
      <text:p text:style-name="Standard"/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deleteOne({stud_id:'004'})</text:p>
      <text:p text:style-name="Standard">{ acknowledged: true, deletedCount: 1 }</text:p>
      <text:p text:style-name="Standard">my_db&gt; db.student_information.find(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oft-page-break/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find({$and : [{city:'Nashik'},{year:'First year'}]})</text:p>
      <text:p text:style-name="Standard">[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</text:p>
      <text:p text:style-name="Standard">]</text:p>
      <text:p text:style-name="Standard">my_db&gt; show collections</text:p>
      <text:p text:style-name="Standard">student_information</text:p>
      <text:p text:style-name="Standard">my_db&gt; db.createCollection('table')</text:p>
      <text:p text:style-name="Standard">{ ok: 1 }</text:p>
      <text:p text:style-name="Standard">my_db&gt; db.createCollection('table12345')</text:p>
      <text:p text:style-name="Standard">{ ok: 1 }</text:p>
      <text:p text:style-name="Standard">my_db&gt; show collections</text:p>
      <text:p text:style-name="Standard">student_information</text:p>
      <text:p text:style-name="Standard">table</text:p>
      <text:p text:style-name="Standard">table12345</text:p>
      <text:p text:style-name="Standard">my_db&gt; show databases</text:p>
      <text:p text:style-name="Standard">admin <text:s text:c="3"/>40.00 KiB</text:p>
      <text:p text:style-name="Standard">config <text:s/>108.00 KiB</text:p>
      <text:p text:style-name="Standard">data <text:s text:c="4"/>56.00 KiB</text:p>
      <text:p text:style-name="Standard">local <text:s text:c="3"/>40.00 KiB</text:p>
      <text:p text:style-name="Standard">my_db <text:s text:c="3"/>88.00 KiB</text:p>
      <text:p text:style-name="Standard">my_db&gt; db.table12345.drop()</text:p>
      <text:p text:style-name="Standard">true</text:p>
      <text:p text:style-name="Standard">my_db&gt; show collections</text:p>
      <text:p text:style-name="Standard">student_information</text:p>
      <text:p text:style-name="Standard">table</text:p>
      <text:p text:style-name="Standard">my_db&gt; db.student_information.find({$or : [{city:'Pune'},{city:'Nashik'}]})</text:p>
      <text:p text:style-name="Standard">[</text:p>
      <text:p text:style-name="Standard"><text:s text:c="2"/>{</text:p>
      <text:p text:style-name="Standard"><text:s text:c="4"/>_id: ObjectId('662f1d4839f87a12652202d8'),</text:p>
      <text:p text:style-name="Standard"><text:soft-page-break/><text:s text:c="4"/>stud_id: '006',</text:p>
      <text:p text:style-name="Standard"><text:s text:c="4"/>name: 'Reva Kulkarni',</text:p>
      <text:p text:style-name="Standard"><text:s text:c="4"/>year: 'Final year',</text:p>
      <text:p text:style-name="Standard"><text:s text:c="4"/>city: 'Pune',</text:p>
      <text:p text:style-name="Standard"><text:s text:c="4"/>phone: '9427327334'</text:p>
      <text:p text:style-name="Standard"><text:s text:c="2"/>},</text:p>
      <text:p text:style-name="Standard"><text:s text:c="2"/>{</text:p>
      <text:p text:style-name="Standard"><text:s text:c="4"/>_id: ObjectId('662f1d4839f87a12652202d9'),</text:p>
      <text:p text:style-name="Standard"><text:s text:c="4"/>stud_id: '002',</text:p>
      <text:p text:style-name="Standard"><text:s text:c="4"/>name: 'Jay Thorat',</text:p>
      <text:p text:style-name="Standard"><text:s text:c="4"/>year: 'First year',</text:p>
      <text:p text:style-name="Standard"><text:s text:c="4"/>city: 'Nashik',</text:p>
      <text:p text:style-name="Standard"><text:s text:c="4"/>phone: '937436426'</text:p>
      <text:p text:style-name="Standard"><text:s text:c="2"/>},</text:p>
      <text:p text:style-name="Standard"><text:s text:c="2"/>{</text:p>
      <text:p text:style-name="Standard"><text:s text:c="4"/>_id: ObjectId('662f1d4839f87a12652202da'),</text:p>
      <text:p text:style-name="Standard"><text:s text:c="4"/>stud_id: '003',</text:p>
      <text:p text:style-name="Standard"><text:s text:c="4"/>name: 'Riya Jain',</text:p>
      <text:p text:style-name="Standard"><text:s text:c="4"/>city: 'Nashik',</text:p>
      <text:p text:style-name="Standard"><text:s text:c="4"/>phone: '9263726732'</text:p>
      <text:p text:style-name="Standard"><text:s text:c="2"/>},</text:p>
      <text:p text:style-name="Standard"><text:s text:c="2"/>{</text:p>
      <text:p text:style-name="Standard"><text:s text:c="4"/>_id: ObjectId('662f1d4839f87a12652202dc'),</text:p>
      <text:p text:style-name="Standard"><text:s text:c="4"/>stud_id: '005',</text:p>
      <text:p text:style-name="Standard"><text:s text:c="4"/>name: 'Tany Shimpi',</text:p>
      <text:p text:style-name="Standard"><text:s text:c="4"/>city: 'Nashik',</text:p>
      <text:p text:style-name="Standard"><text:s text:c="4"/>phone: '382732899'</text:p>
      <text:p text:style-name="Standard"><text:s text:c="2"/>},</text:p>
      <text:p text:style-name="Standard"><text:s text:c="2"/>{</text:p>
      <text:p text:style-name="Standard"><text:s text:c="4"/>_id: ObjectId('662f1dd639f87a12652202dd'),</text:p>
      <text:p text:style-name="Standard"><text:s text:c="4"/>stud_id: '001',</text:p>
      <text:p text:style-name="Standard"><text:s text:c="4"/>name: 'Rutuja Bagul',</text:p>
      <text:p text:style-name="Standard"><text:s text:c="4"/>city: 'Pune',</text:p>
      <text:p text:style-name="Standard"><text:s text:c="4"/>phone: '783748272'</text:p>
      <text:p text:style-name="Standard"><text:s text:c="2"/>}</text:p>
      <text:p text:style-name="Standard">]</text:p>
      <text:p text:style-name="Standard">my_db&gt; db.student_information.renameCollection('students_info')</text:p>
      <text:p text:style-name="Standard">{ ok: 1 }</text:p>
      <text:p text:style-name="Standard">my_db&gt; show collections</text:p>
      <text:p text:style-name="Standard">students_info</text:p>
      <text:p text:style-name="Standard">table</text:p>
      <text:p text:style-name="Standard">my_db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0:00:27.316450427</meta:creation-date>
    <dc:date>2024-04-29T10:19:41.507098104</dc:date>
    <meta:editing-duration>PT19M1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5" meta:paragraph-count="1747" meta:word-count="3607" meta:character-count="39835" meta:non-whitespace-character-count="33305"/>
  </office:meta>
</office:document-meta>
</file>